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010" officeooo:paragraph-rsid="0010c010"/>
    </style:style>
    <style:style style:name="P2" style:family="paragraph" style:parent-style-name="Standard">
      <style:text-properties officeooo:rsid="0011f0fd" officeooo:paragraph-rsid="0011f0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text-properties fo:color="#ffffff" loext:opacity="100%" style:font-name="Droid Sans Mono" fo:font-size="10.5pt" fo:font-weight="normal" officeooo:rsid="0011f0fd" officeooo:paragraph-rsid="0011f0fd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officeooo:rsid="0011f0fd" officeooo:paragraph-rsid="0011f0fd" fo:background-color="#000000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rsid="00132c83" officeooo:paragraph-rsid="00132c83" fo:background-color="#000000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Paškevič 4.C 2.skupina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>vzdy chodit do zoska-snap</text:p>
      <text:p text:style-name="P1">cd „nazov“ – dostaneme sa do urciteho bloku</text:p>
      <text:p text:style-name="P1">ls – ukaze nam, kde sa nachadzame</text:p>
      <text:p text:style-name="P1">mkdir „nazov“ – vytvorime subor</text:p>
      <text:p text:style-name="P1">Materialui – zalozky, budeme pouzivat</text:p>
      <text:p text:style-name="P1"/>
      <text:p text:style-name="P2">app – router/smerovač</text:p>
      <text:p text:style-name="P2">kazda stranka sa musi volat – page.tsx</text:p>
      <text:p text:style-name="P2">typy: page.tsx</text:p>
      <text:p text:style-name="P2"><text:s text:c="9"/>layout.tsx</text:p>
      <text:p text:style-name="P2"><text:s text:c="9"/>not-found.tsx</text:p>
      <text:p text:style-name="P2">pisat nazvy po anglicky a s velkymi na kazdom slove</text:p>
      <text:p text:style-name="P2"/>
      <text:p text:style-name="P4"><text:span text:style-name="T1">import</text:span> <text:span text:style-name="T2">Typography</text:span> <text:span text:style-name="T1">from</text:span> <text:span text:style-name="T3">"@mui/material/Typography"</text:span>;</text:p>
      <text:p text:style-name="P6"/>
      <text:p text:style-name="P3"><text:span text:style-name="T1">export</text:span> <text:span text:style-name="T1">default</text:span> <text:span text:style-name="T4">function</text:span> <text:span text:style-name="T5">TermsCondicions</text:span>() {</text:p>
      <text:p text:style-name="P3"><text:span text:style-name="T1">return</text:span> (</text:p>
      <text:p text:style-name="P3"><text:span text:style-name="T6">&lt;</text:span><text:span text:style-name="T7">Typography</text:span><text:span text:style-name="T6">&gt;</text:span> Stranka o podmienkach <text:span text:style-name="T6">&lt;/</text:span><text:span text:style-name="T7">Typography</text:span><text:span text:style-name="T6">&gt;</text:span></text:p>
      <text:p text:style-name="P3">);</text:p>
      <text:p text:style-name="P3">}</text:p>
      <text:p text:style-name="P7"/>
      <text:p text:style-name="P7"/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51.112462672</meta:creation-date>
    <meta:generator>LibreOffice/24.2.5.2$Linux_X86_64 LibreOffice_project/420$Build-2</meta:generator>
    <dc:date>2024-09-20T13:14:02.331627728</dc:date>
    <meta:editing-duration>PT49M12S</meta:editing-duration>
    <meta:editing-cycles>3</meta:editing-cycles>
    <meta:document-statistic meta:table-count="0" meta:image-count="0" meta:object-count="0" meta:page-count="1" meta:paragraph-count="27" meta:word-count="160" meta:character-count="965" meta:non-whitespace-character-count="807"/>
  </office:meta>
</office:document-meta>
</file>